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1bf317" officeooo:paragraph-rsid="0052e369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1bf317" officeooo:paragraph-rsid="005448ba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557cb9" officeooo:paragraph-rsid="005448ba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5698b6" officeooo:paragraph-rsid="005698b6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1bf317" officeooo:paragraph-rsid="0052e369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5070cc" officeooo:paragraph-rsid="0052e369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DejaVu Sans Condensed" fo:font-size="12pt" fo:font-style="normal" fo:font-weight="normal" officeooo:rsid="00558503" officeooo:paragraph-rsid="00558503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DejaVu Sans Condensed" fo:font-size="12pt" fo:font-style="normal" fo:font-weight="bold" officeooo:rsid="00558503" officeooo:paragraph-rsid="00558503" style:font-size-asian="12pt" style:font-style-asian="normal" style:font-weight-asian="bold" style:font-size-complex="12pt" style:font-style-complex="normal" style:font-weight-complex="bold"/>
    </style:style>
    <style:style style:name="P9" style:family="paragraph" style:parent-style-name="Standard">
      <style:paragraph-properties fo:text-align="start" style:justify-single-word="false"/>
      <style:text-properties officeooo:paragraph-rsid="0052e369"/>
    </style:style>
    <style:style style:name="P10" style:family="paragraph" style:parent-style-name="Standard" style:list-style-name="L1">
      <style:paragraph-properties fo:text-align="start" style:justify-single-word="false"/>
      <style:text-properties officeooo:paragraph-rsid="0052e369"/>
    </style:style>
    <style:style style:name="P11" style:family="paragraph" style:parent-style-name="Standard" style:list-style-name="L2">
      <style:paragraph-properties fo:text-align="start" style:justify-single-word="false"/>
      <style:text-properties officeooo:paragraph-rsid="0052e369"/>
    </style:style>
    <style:style style:name="P12" style:family="paragraph" style:parent-style-name="Standard" style:list-style-name="L3">
      <style:paragraph-properties fo:text-align="start" style:justify-single-word="false"/>
      <style:text-properties officeooo:paragraph-rsid="0052e369"/>
    </style:style>
    <style:style style:name="P13" style:family="paragraph" style:parent-style-name="Standard" style:list-style-name="L5">
      <style:paragraph-properties fo:text-align="start" style:justify-single-word="false"/>
      <style:text-properties officeooo:paragraph-rsid="0052e369"/>
    </style:style>
    <style:style style:name="P14" style:family="paragraph" style:parent-style-name="Standard" style:list-style-name="L6">
      <style:paragraph-properties fo:text-align="start" style:justify-single-word="false"/>
      <style:text-properties officeooo:paragraph-rsid="0052e369"/>
    </style:style>
    <style:style style:name="P15" style:family="paragraph" style:parent-style-name="Standard">
      <style:paragraph-properties fo:text-align="start" style:justify-single-word="false"/>
      <style:text-properties officeooo:paragraph-rsid="0052e369"/>
    </style:style>
    <style:style style:name="P16" style:family="paragraph" style:parent-style-name="Standard" style:list-style-name="L1">
      <style:paragraph-properties fo:text-align="start" style:justify-single-word="false"/>
      <style:text-properties style:font-name="DejaVu Sans Condensed" fo:font-size="12pt" fo:font-weight="bold" officeooo:rsid="005070cc" officeooo:paragraph-rsid="0052e369" style:font-size-asian="12pt" style:font-weight-asian="bold" style:font-size-complex="12pt" style:font-weight-complex="bold"/>
    </style:style>
    <style:style style:name="P17" style:family="paragraph" style:parent-style-name="Standard" style:list-style-name="L3">
      <style:paragraph-properties fo:text-align="start" style:justify-single-word="false"/>
      <style:text-properties style:font-name="DejaVu Sans Condensed" fo:font-size="12pt" fo:font-style="normal" fo:font-weight="normal" officeooo:rsid="004af624" officeooo:paragraph-rsid="0052e369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 style:list-style-name="L5">
      <style:paragraph-properties fo:text-align="start" style:justify-single-word="false"/>
      <style:text-properties style:font-name="DejaVu Sans Condensed" fo:font-size="12pt" fo:font-style="normal" fo:font-weight="normal" officeooo:rsid="004af624" officeooo:paragraph-rsid="0052e369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 style:list-style-name="L3">
      <style:paragraph-properties fo:text-align="start" style:justify-single-word="false"/>
      <style:text-properties style:font-name="DejaVu Sans Condensed" fo:font-size="12pt" fo:font-style="normal" fo:font-weight="normal" officeooo:rsid="004e89f3" officeooo:paragraph-rsid="0052e369" style:font-size-asian="12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 style:list-style-name="L3">
      <style:paragraph-properties fo:text-align="start" style:justify-single-word="false"/>
      <style:text-properties style:font-name="DejaVu Sans Condensed" fo:font-size="12pt" fo:font-style="normal" fo:font-weight="normal" officeooo:rsid="004a4a6b" officeooo:paragraph-rsid="0052e369" style:font-size-asian="12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 style:list-style-name="L2">
      <style:paragraph-properties fo:text-align="start" style:justify-single-word="false"/>
      <style:text-properties style:font-name="DejaVu Sans Condensed" fo:font-size="12pt" fo:font-style="normal" fo:font-weight="normal" officeooo:rsid="004a4a6b" officeooo:paragraph-rsid="0052e369" style:font-size-asian="12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 style:list-style-name="L4">
      <style:paragraph-properties fo:text-align="start" style:justify-single-word="false"/>
      <style:text-properties style:font-name="DejaVu Sans Condensed" fo:font-size="12pt" fo:font-style="normal" fo:font-weight="normal" officeooo:rsid="004a4a6b" officeooo:paragraph-rsid="0052e369" style:font-size-asian="12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 style:list-style-name="L5">
      <style:paragraph-properties fo:text-align="start" style:justify-single-word="false"/>
      <style:text-properties style:font-name="DejaVu Sans Condensed" fo:font-size="12pt" fo:font-style="normal" fo:font-weight="normal" officeooo:rsid="004a4a6b" officeooo:paragraph-rsid="0052e369" style:font-size-asian="12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 style:list-style-name="L7">
      <style:paragraph-properties fo:text-align="start" style:justify-single-word="false"/>
      <style:text-properties style:font-name="DejaVu Sans Condensed" fo:font-size="12pt" fo:font-style="normal" fo:font-weight="normal" officeooo:rsid="004a4a6b" officeooo:paragraph-rsid="004d1aeb" style:font-size-asian="12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 style:list-style-name="L2">
      <style:paragraph-properties fo:text-align="start" style:justify-single-word="false"/>
      <style:text-properties style:font-name="DejaVu Sans Condensed" fo:font-size="12pt" fo:font-style="normal" fo:font-weight="normal" officeooo:rsid="00539233" officeooo:paragraph-rsid="0052e369" style:font-size-asian="12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 style:list-style-name="L5">
      <style:paragraph-properties fo:text-align="start" style:justify-single-word="false"/>
      <style:text-properties style:font-name="DejaVu Sans Condensed" fo:font-size="12pt" fo:font-style="normal" fo:font-weight="normal" officeooo:rsid="00539233" officeooo:paragraph-rsid="0052e369" style:font-size-asian="12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 style:list-style-name="L8">
      <style:paragraph-properties fo:text-align="start" style:justify-single-word="false"/>
      <style:text-properties style:font-name="DejaVu Sans Condensed" fo:font-size="12pt" fo:font-style="normal" fo:font-weight="normal" officeooo:rsid="005698b6" officeooo:paragraph-rsid="005698b6" style:font-size-asian="12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 style:list-style-name="L2">
      <style:paragraph-properties fo:text-align="start" style:justify-single-word="false"/>
      <style:text-properties officeooo:rsid="004e8542" officeooo:paragraph-rsid="0052e369"/>
    </style:style>
    <style:style style:name="P29" style:family="paragraph" style:parent-style-name="Standard" style:list-style-name="L2">
      <style:paragraph-properties fo:text-align="start" style:justify-single-word="false"/>
      <style:text-properties officeooo:rsid="005062e3" officeooo:paragraph-rsid="0052e369"/>
    </style:style>
    <style:style style:name="P30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4a4a6b" officeooo:paragraph-rsid="0052e369" style:font-size-asian="12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 style:list-style-name="L5">
      <style:paragraph-properties fo:text-align="start" style:justify-single-word="false"/>
      <style:text-properties officeooo:rsid="0055e24e" officeooo:paragraph-rsid="0052e369"/>
    </style:style>
    <style:style style:name="P32" style:family="paragraph" style:parent-style-name="Standard" style:list-style-name="L5">
      <style:paragraph-properties fo:text-align="start" style:justify-single-word="false"/>
      <style:text-properties officeooo:rsid="0054e31e" officeooo:paragraph-rsid="0052e369"/>
    </style:style>
    <style:style style:name="T1" style:family="text">
      <style:text-properties style:font-name="DejaVu Sans Condensed" fo:font-size="12pt" fo:font-weight="bold" style:font-size-asian="12pt" style:font-weight-asian="bold" style:font-size-complex="12pt" style:font-weight-complex="bold"/>
    </style:style>
    <style:style style:name="T2" style:family="text">
      <style:text-properties style:font-name="DejaVu Sans Condensed" fo:font-size="12pt" fo:font-weight="bold" officeooo:rsid="0027ed54" style:font-size-asian="12pt" style:font-weight-asian="bold" style:font-size-complex="12pt" style:font-weight-complex="bold"/>
    </style:style>
    <style:style style:name="T3" style:family="text">
      <style:text-properties style:font-name="DejaVu Sans Condensed" fo:font-size="12pt" fo:font-weight="bold" officeooo:rsid="003ffe55" style:font-size-asian="12pt" style:font-weight-asian="bold" style:font-size-complex="12pt" style:font-weight-complex="bold"/>
    </style:style>
    <style:style style:name="T4" style:family="text">
      <style:text-properties style:font-name="DejaVu Sans Condensed" fo:font-size="12pt" fo:font-weight="bold" officeooo:rsid="004692f0" style:font-size-asian="12pt" style:font-weight-asian="bold" style:font-size-complex="12pt" style:font-weight-complex="bold"/>
    </style:style>
    <style:style style:name="T5" style:family="text">
      <style:text-properties style:font-name="DejaVu Sans Condensed" fo:font-size="12pt" fo:font-weight="bold" officeooo:rsid="0055e24e" style:font-size-asian="12pt" style:font-weight-asian="bold" style:font-size-complex="12pt" style:font-weight-complex="bold"/>
    </style:style>
    <style:style style:name="T6" style:family="text">
      <style:text-properties style:font-name="DejaVu Sans Condensed" fo:font-size="12pt" fo:font-weight="bold" officeooo:rsid="0052e1cb" style:font-size-asian="12pt" style:font-weight-asian="bold" style:font-size-complex="12pt" style:font-weight-complex="bold"/>
    </style:style>
    <style:style style:name="T7" style:family="text">
      <style:text-properties style:font-name="DejaVu Sans Condensed" fo:font-size="12pt" fo:font-weight="bold" officeooo:rsid="001bf317" style:font-size-asian="12pt" style:font-weight-asian="bold" style:font-size-complex="12pt" style:font-weight-complex="bold"/>
    </style:style>
    <style:style style:name="T8" style:family="text">
      <style:text-properties style:font-name="DejaVu Sans Condensed" fo:font-size="12pt" fo:font-weight="bold" officeooo:rsid="005070cc" style:font-size-asian="12pt" style:font-weight-asian="bold" style:font-size-complex="12pt" style:font-weight-complex="bold"/>
    </style:style>
    <style:style style:name="T9" style:family="text">
      <style:text-properties style:font-name="DejaVu Sans Condensed" fo:font-size="12pt" fo:font-weight="bold" officeooo:rsid="0054176d" style:font-size-asian="12pt" style:font-weight-asian="bold" style:font-size-complex="12pt" style:font-weight-complex="bold"/>
    </style:style>
    <style:style style:name="T10" style:family="text">
      <style:text-properties style:font-name="DejaVu Sans Condensed" fo:font-size="12pt" fo:font-weight="bold" officeooo:rsid="0052e369" style:font-size-asian="12pt" style:font-weight-asian="bold" style:font-size-complex="12pt" style:font-weight-complex="bold"/>
    </style:style>
    <style:style style:name="T11" style:family="text">
      <style:text-properties style:font-name="DejaVu Sans Condensed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style:font-name="DejaVu Sans Condensed" fo:font-size="12pt" fo:font-style="normal" fo:font-weight="normal" officeooo:rsid="00324557" style:font-size-asian="12pt" style:font-style-asian="normal" style:font-weight-asian="normal" style:font-size-complex="12pt" style:font-style-complex="normal" style:font-weight-complex="normal"/>
    </style:style>
    <style:style style:name="T13" style:family="text">
      <style:text-properties style:font-name="DejaVu Sans Condensed" fo:font-size="12pt" fo:font-style="normal" fo:font-weight="normal" officeooo:rsid="004a4a6b" style:font-size-asian="12pt" style:font-style-asian="normal" style:font-weight-asian="normal" style:font-size-complex="12pt" style:font-style-complex="normal" style:font-weight-complex="normal"/>
    </style:style>
    <style:style style:name="T14" style:family="text">
      <style:text-properties style:font-name="DejaVu Sans Condensed" fo:font-size="12pt" fo:font-style="normal" fo:font-weight="normal" officeooo:rsid="004af624" style:font-size-asian="12pt" style:font-style-asian="normal" style:font-weight-asian="normal" style:font-size-complex="12pt" style:font-style-complex="normal" style:font-weight-complex="normal"/>
    </style:style>
    <style:style style:name="T15" style:family="text">
      <style:text-properties style:font-name="DejaVu Sans Condensed" fo:font-size="12pt" fo:font-style="normal" fo:font-weight="normal" officeooo:rsid="004c821d" style:font-size-asian="12pt" style:font-style-asian="normal" style:font-weight-asian="normal" style:font-size-complex="12pt" style:font-style-complex="normal" style:font-weight-complex="normal"/>
    </style:style>
    <style:style style:name="T16" style:family="text">
      <style:text-properties style:font-name="DejaVu Sans Condensed" fo:font-size="12pt" fo:font-style="normal" fo:font-weight="normal" officeooo:rsid="004e8542" style:font-size-asian="12pt" style:font-style-asian="normal" style:font-weight-asian="normal" style:font-size-complex="12pt" style:font-style-complex="normal" style:font-weight-complex="normal"/>
    </style:style>
    <style:style style:name="T17" style:family="text">
      <style:text-properties style:font-name="DejaVu Sans Condensed" fo:font-size="12pt" fo:font-style="normal" fo:font-weight="normal" officeooo:rsid="00532f8f" style:font-size-asian="12pt" style:font-style-asian="normal" style:font-weight-asian="normal" style:font-size-complex="12pt" style:font-style-complex="normal" style:font-weight-complex="normal"/>
    </style:style>
    <style:style style:name="T18" style:family="text">
      <style:text-properties style:font-name="DejaVu Sans Condensed" fo:font-size="12pt" fo:font-style="normal" fo:font-weight="normal" officeooo:rsid="004e89f3" style:font-size-asian="12pt" style:font-style-asian="normal" style:font-weight-asian="normal" style:font-size-complex="12pt" style:font-style-complex="normal" style:font-weight-complex="normal"/>
    </style:style>
    <style:style style:name="T19" style:family="text">
      <style:text-properties style:font-name="DejaVu Sans Condensed" fo:font-size="12pt" fo:font-style="normal" fo:font-weight="normal" officeooo:rsid="005070cc" style:font-size-asian="12pt" style:font-style-asian="normal" style:font-weight-asian="normal" style:font-size-complex="12pt" style:font-style-complex="normal" style:font-weight-complex="normal"/>
    </style:style>
    <style:style style:name="T20" style:family="text">
      <style:text-properties style:font-name="DejaVu Sans Condensed" fo:font-size="12pt" fo:font-style="normal" fo:font-weight="normal" officeooo:rsid="0054e31e" style:font-size-asian="12pt" style:font-style-asian="normal" style:font-weight-asian="normal" style:font-size-complex="12pt" style:font-style-complex="normal" style:font-weight-complex="normal"/>
    </style:style>
    <style:style style:name="T21" style:family="text">
      <style:text-properties style:font-name="DejaVu Sans Condensed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22" style:family="text">
      <style:text-properties style:font-name="DejaVu Sans Condensed" fo:font-size="12pt" fo:font-style="normal" fo:font-weight="bold" officeooo:rsid="004e8542" style:font-size-asian="12pt" style:font-style-asian="normal" style:font-weight-asian="bold" style:font-size-complex="12pt" style:font-style-complex="normal" style:font-weight-complex="bold"/>
    </style:style>
    <style:style style:name="T23" style:family="text">
      <style:text-properties style:font-name="DejaVu Sans Condensed" fo:font-size="12pt" fo:font-style="normal" fo:font-weight="bold" officeooo:rsid="004a4a6b" style:font-size-asian="12pt" style:font-style-asian="normal" style:font-weight-asian="bold" style:font-size-complex="12pt" style:font-style-complex="normal" style:font-weight-complex="bold"/>
    </style:style>
    <style:style style:name="T24" style:family="text">
      <style:text-properties style:font-name="DejaVu Sans Condensed" fo:font-size="12pt" fo:font-style="normal" fo:font-weight="bold" officeooo:rsid="00324557" style:font-size-asian="12pt" style:font-style-asian="normal" style:font-weight-asian="bold" style:font-size-complex="12pt" style:font-style-complex="normal" style:font-weight-complex="bold"/>
    </style:style>
    <style:style style:name="T25" style:family="text">
      <style:text-properties style:font-name="DejaVu Sans Condensed" fo:font-size="12pt" fo:font-style="normal" fo:font-weight="bold" officeooo:rsid="004af624" style:font-size-asian="12pt" style:font-style-asian="normal" style:font-weight-asian="bold" style:font-size-complex="12pt" style:font-style-complex="normal" style:font-weight-complex="bold"/>
    </style:style>
    <style:style style:name="T26" style:family="text">
      <style:text-properties style:font-name="DejaVu Sans Condensed" fo:font-size="12pt" fo:font-style="normal" fo:font-weight="bold" officeooo:rsid="004e89f3" style:font-size-asian="12pt" style:font-style-asian="normal" style:font-weight-asian="bold" style:font-size-complex="12pt" style:font-style-complex="normal" style:font-weight-complex="bold"/>
    </style:style>
    <style:style style:name="T27" style:family="text">
      <style:text-properties style:font-name="DejaVu Sans Condensed" fo:font-size="12pt" fo:font-style="normal" fo:font-weight="bold" officeooo:rsid="0054176d" style:font-size-asian="12pt" style:font-style-asian="normal" style:font-weight-asian="bold" style:font-size-complex="12pt" style:font-style-complex="normal" style:font-weight-complex="bold"/>
    </style:style>
    <style:style style:name="T28" style:family="text">
      <style:text-properties style:font-name="DejaVu Sans Condensed" fo:font-size="12pt" fo:font-style="normal" fo:font-weight="bold" officeooo:rsid="0054e31e" style:font-size-asian="12pt" style:font-style-asian="normal" style:font-weight-asian="bold" style:font-size-complex="12pt" style:font-style-complex="normal" style:font-weight-complex="bold"/>
    </style:style>
    <style:style style:name="T29" style:family="text">
      <style:text-properties style:font-name="DejaVu Sans Condensed" fo:font-size="12pt" fo:font-style="normal" fo:font-weight="bold" officeooo:rsid="004c821d" style:font-size-asian="12pt" style:font-style-asian="normal" style:font-weight-asian="bold" style:font-size-complex="12pt" style:font-style-complex="normal" style:font-weight-complex="bold"/>
    </style:style>
    <style:style style:name="T30" style:family="text">
      <style:text-properties style:font-name="DejaVu Sans Condensed" fo:font-size="12pt" fo:font-style="normal" fo:font-weight="bold" officeooo:rsid="00483b36" style:font-size-asian="12pt" style:font-style-asian="normal" style:font-weight-asian="bold" style:font-size-complex="12pt" style:font-style-complex="normal" style:font-weight-complex="bold"/>
    </style:style>
    <style:style style:name="T31" style:family="text">
      <style:text-properties style:font-name="DejaVu Sans Condensed" fo:font-size="12pt" fo:font-style="normal" fo:font-weight="bold" officeooo:rsid="00494da5" style:font-size-asian="12pt" style:font-style-asian="normal" style:font-weight-asian="bold" style:font-size-complex="12pt" style:font-style-complex="normal" style:font-weight-complex="bold"/>
    </style:style>
    <style:style style:name="T32" style:family="text">
      <style:text-properties style:font-name="DejaVu Sans Condensed" fo:font-size="12pt" fo:font-style="normal" fo:font-weight="bold" officeooo:rsid="00587cff" style:font-size-asian="12pt" style:font-style-asian="normal" style:font-weight-asian="bold" style:font-size-complex="12pt" style:font-style-complex="normal" style:font-weight-complex="bold"/>
    </style:style>
    <style:style style:name="T33" style:family="text">
      <style:text-properties style:font-name="DejaVu Sans Condensed" fo:font-size="12pt" fo:font-style="normal" fo:font-weight="bold" officeooo:rsid="00264d9d" style:font-size-asian="12pt" style:font-style-asian="normal" style:font-weight-asian="bold" style:font-size-complex="12pt" style:font-style-complex="normal" style:font-weight-complex="bold"/>
    </style:style>
    <style:style style:name="T34" style:family="text">
      <style:text-properties style:font-name="DejaVu Sans Condensed" fo:font-size="12pt" fo:font-style="normal" fo:font-weight="bold" officeooo:rsid="001bf317" style:font-size-asian="12pt" style:font-style-asian="normal" style:font-weight-asian="bold" style:font-size-complex="12pt" style:font-style-complex="normal" style:font-weight-complex="bold"/>
    </style:style>
    <style:style style:name="T35" style:family="text">
      <style:text-properties style:font-name="DejaVu Sans Condensed" fo:font-size="12pt" fo:font-style="normal" fo:font-weight="bold" officeooo:rsid="0019eb27" style:font-size-asian="12pt" style:font-style-asian="normal" style:font-weight-asian="bold" style:font-size-complex="12pt" style:font-style-complex="normal" style:font-weight-complex="bold"/>
    </style:style>
    <style:style style:name="T36" style:family="text">
      <style:text-properties style:font-name="DejaVu Sans Condensed" fo:font-size="12pt" fo:font-style="normal" fo:font-weight="bold" officeooo:rsid="0042d81d" style:font-size-asian="12pt" style:font-style-asian="normal" style:font-weight-asian="bold" style:font-size-complex="12pt" style:font-style-complex="normal" style:font-weight-complex="bold"/>
    </style:style>
    <style:style style:name="T37" style:family="text">
      <style:text-properties style:font-name="DejaVu Sans Condensed" fo:font-size="12pt" fo:font-style="normal" fo:font-weight="bold" officeooo:rsid="003d0cb4" style:font-size-asian="12pt" style:font-style-asian="normal" style:font-weight-asian="bold" style:font-size-complex="12pt" style:font-style-complex="normal" style:font-weight-complex="bold"/>
    </style:style>
    <style:style style:name="T38" style:family="text">
      <style:text-properties style:font-name="DejaVu Sans Condensed" fo:font-size="12pt" fo:font-style="italic" fo:font-weight="normal" officeooo:rsid="004692f0" style:font-size-asian="12pt" style:font-style-asian="italic" style:font-weight-asian="normal" style:font-size-complex="12pt" style:font-style-complex="italic" style:font-weight-complex="normal"/>
    </style:style>
    <style:style style:name="T39" style:family="text">
      <style:text-properties style:font-name="DejaVu Sans Condensed" fo:font-size="12pt" fo:font-style="italic" fo:font-weight="normal" officeooo:rsid="00324557" style:font-size-asian="12pt" style:font-style-asian="italic" style:font-weight-asian="normal" style:font-size-complex="12pt" style:font-style-complex="italic" style:font-weight-complex="normal"/>
    </style:style>
    <style:style style:name="T40" style:family="text">
      <style:text-properties style:font-name="DejaVu Sans Condensed" fo:font-size="12pt" fo:font-style="italic" fo:font-weight="normal" officeooo:rsid="004a4a6b" style:font-size-asian="12pt" style:font-style-asian="italic" style:font-weight-asian="normal" style:font-size-complex="12pt" style:font-style-complex="italic" style:font-weight-complex="normal"/>
    </style:style>
    <style:style style:name="T41" style:family="text">
      <style:text-properties style:font-name="DejaVu Sans Condensed" fo:font-size="12pt" fo:font-weight="normal" style:font-size-asian="12pt" style:font-weight-asian="normal" style:font-size-complex="12pt" style:font-weight-complex="normal"/>
    </style:style>
    <style:style style:name="T42" style:family="text">
      <style:text-properties style:font-name="DejaVu Sans Condensed" fo:font-size="12pt" fo:font-weight="normal" officeooo:rsid="00571aa6" style:font-size-asian="12pt" style:font-weight-asian="normal" style:font-size-complex="12pt" style:font-weight-complex="normal"/>
    </style:style>
    <style:style style:name="T43" style:family="text">
      <style:text-properties style:font-name="DejaVu Sans Condensed" fo:font-size="12pt" fo:font-weight="normal" officeooo:rsid="0055e24e" style:font-size-asian="12pt" style:font-weight-asian="normal" style:font-size-complex="12pt" style:font-weight-complex="normal"/>
    </style:style>
    <style:style style:name="T44" style:family="text">
      <style:text-properties style:font-name="DejaVu Sans Condensed" fo:font-size="12pt" fo:font-weight="normal" officeooo:rsid="001bf317" style:font-size-asian="12pt" style:font-weight-asian="normal" style:font-size-complex="12pt" style:font-weight-complex="normal"/>
    </style:style>
    <style:style style:name="T45" style:family="text">
      <style:text-properties fo:font-weight="bold" style:font-weight-asian="bold" style:font-weight-complex="bold"/>
    </style:style>
    <style:style style:name="T46" style:family="text">
      <style:text-properties fo:font-weight="bold" officeooo:rsid="00517b07" style:font-weight-asian="bold" style:font-weight-complex="bold"/>
    </style:style>
    <style:style style:name="T47" style:family="text">
      <style:text-properties fo:font-weight="bold" officeooo:rsid="00324557" style:font-weight-asian="bold" style:font-weight-complex="bold"/>
    </style:style>
    <style:style style:name="T48" style:family="text">
      <style:text-properties fo:font-weight="bold" officeooo:rsid="003d0cb4" style:font-weight-asian="bold" style:font-weight-complex="bold"/>
    </style:style>
    <style:style style:name="T49" style:family="text">
      <style:text-properties fo:font-weight="bold" officeooo:rsid="004e89f3" style:font-weight-asian="bold" style:font-weight-complex="bold"/>
    </style:style>
    <style:style style:name="T50" style:family="text">
      <style:text-properties fo:font-weight="bold" officeooo:rsid="00532f8f" style:font-weight-asian="bold" style:font-weight-complex="bold"/>
    </style:style>
    <style:style style:name="T51" style:family="text">
      <style:text-properties fo:font-weight="bold" officeooo:rsid="00483b36" style:font-weight-asian="bold" style:font-weight-complex="bold"/>
    </style:style>
    <style:style style:name="T52" style:family="text">
      <style:text-properties fo:font-weight="bold" officeooo:rsid="00494da5" style:font-weight-asian="bold" style:font-weight-complex="bold"/>
    </style:style>
    <style:style style:name="T53" style:family="text">
      <style:text-properties fo:font-weight="bold" officeooo:rsid="00264d9d" style:font-weight-asian="bold" style:font-weight-complex="bold"/>
    </style:style>
    <style:style style:name="T54" style:family="text">
      <style:text-properties fo:font-weight="bold" officeooo:rsid="001bf317" style:font-weight-asian="bold" style:font-weight-complex="bold"/>
    </style:style>
    <style:style style:name="T55" style:family="text">
      <style:text-properties fo:font-weight="bold" officeooo:rsid="0019eb27" style:font-weight-asian="bold" style:font-weight-complex="bold"/>
    </style:style>
    <style:style style:name="T56" style:family="text">
      <style:text-properties fo:font-weight="bold" officeooo:rsid="0042d81d" style:font-weight-asian="bold" style:font-weight-complex="bold"/>
    </style:style>
    <style:style style:name="T57" style:family="text">
      <style:text-properties fo:font-weight="bold" officeooo:rsid="00557cb9" style:font-weight-asian="bold" style:font-weight-complex="bold"/>
    </style:style>
    <style:style style:name="T58" style:family="text">
      <style:text-properties officeooo:rsid="005062e3"/>
    </style:style>
    <style:style style:name="T59" style:family="text">
      <style:text-properties style:text-line-through-style="none" style:text-line-through-type="none" style:font-name="DejaVu Sans Condensed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60" style:family="text">
      <style:text-properties style:text-line-through-style="none" style:text-line-through-type="none" style:font-name="DejaVu Sans Condensed" fo:font-size="12pt" fo:font-style="normal" fo:font-weight="normal" officeooo:rsid="004a4a6b" style:font-size-asian="12pt" style:font-style-asian="normal" style:font-weight-asian="normal" style:font-size-complex="12pt" style:font-style-complex="normal" style:font-weight-complex="normal"/>
    </style:style>
    <style:style style:name="T61" style:family="text">
      <style:text-properties style:text-line-through-style="none" style:text-line-through-type="none" style:font-name="DejaVu Sans Condensed" fo:font-size="12pt" fo:font-style="normal" fo:font-weight="bold" officeooo:rsid="004a4a6b" style:font-size-asian="12pt" style:font-style-asian="normal" style:font-weight-asian="bold" style:font-size-complex="12pt" style:font-style-complex="normal" style:font-weight-complex="bold"/>
    </style:style>
    <style:style style:name="T62" style:family="text">
      <style:text-properties style:text-line-through-style="none" style:text-line-through-type="none" style:font-name="DejaVu Sans Condensed" fo:font-size="12pt" fo:font-style="normal" fo:font-weight="bold" officeooo:rsid="00517b07" style:font-size-asian="12pt" style:font-style-asian="normal" style:font-weight-asian="bold" style:font-size-complex="12pt" style:font-style-complex="normal" style:font-weight-complex="bold"/>
    </style:style>
    <style:style style:name="T63" style:family="text">
      <style:text-properties officeooo:rsid="00517b07"/>
    </style:style>
    <style:style style:name="T64" style:family="text">
      <style:text-properties officeooo:rsid="00324557"/>
    </style:style>
    <style:style style:name="T65" style:family="text">
      <style:text-properties officeooo:rsid="004e89f3"/>
    </style:style>
    <style:style style:name="T66" style:family="text">
      <style:text-properties officeooo:rsid="00532f8f"/>
    </style:style>
    <style:style style:name="T67" style:family="text">
      <style:text-properties officeooo:rsid="0054176d"/>
    </style:style>
    <style:style style:name="T68" style:family="text">
      <style:text-properties officeooo:rsid="00557cb9"/>
    </style:style>
    <style:style style:name="T69" style:family="text">
      <style:text-properties officeooo:rsid="00587cf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span text:style-name="T30">5</text:span><text:span text:style-name="T31">0</text:span><text:span text:style-name="T32">4</text:span><text:span text:style-name="T33"> - </text:span><text:span text:style-name="T34">A/G</text:span><text:span text:style-name="T35"> - </text:span><text:span text:style-name="T36">AGM-65 </text:span><text:span text:style-name="T37">Maverick</text:span></text:p>
      <text:p text:style-name="P5"/>
      <text:p text:style-name="P6">Fence in (switches on lower left instrument panel):</text:p>
      <text:list xml:id="list2313292934" text:style-name="L1">
        <text:list-item>
          <text:p text:style-name="P10"><text:span text:style-name="T7">M</text:span><text:span text:style-name="T8">ASTER ARM</text:span><text:span text:style-name="T44"> ... </text:span><text:span text:style-name="T8">ARM</text:span></text:p>
        </text:list-item>
        <text:list-item>
          <text:p text:style-name="P16">GUN PAC ... ARM</text:p>
        </text:list-item>
        <text:list-item>
          <text:p text:style-name="P16">LASER ... ARM</text:p>
        </text:list-item>
        <text:list-item>
          <text:p text:style-name="P16">TGP ... ARM</text:p>
        </text:list-item>
      </text:list>
      <text:p text:style-name="P1"/>
      <text:p text:style-name="P3"><text:span text:style-name="T45">AGM-65D</text:span> - IR, small warhead</text:p>
      <text:p text:style-name="P3"><text:span text:style-name="T45">AGM-65G</text:span> - IR, large warhead</text:p>
      <text:p text:style-name="P3"><text:span text:style-name="T45">AGM-65H</text:span> - EO, small warhead</text:p>
      <text:p text:style-name="P2"><text:span text:style-name="T57">AGM-65K</text:span><text:span text:style-name="T68"> - EO, large warhead</text:span></text:p>
      <text:p text:style-name="P4"><text:span text:style-name="T45">AGB-65L</text:span> - Laser, large warhead</text:p>
      <text:p text:style-name="P1"/>
      <text:p text:style-name="P9"><text:span text:style-name="T4">AGM-65</text:span><text:span text:style-name="T10"> </text:span><text:span text:style-name="T2">Mavericks </text:span><text:span text:style-name="T4">(</text:span><text:span text:style-name="T10">EO or </text:span><text:span text:style-name="T4">IR guided)</text:span><text:span text:style-name="T2"> -- </text:span><text:span text:style-name="T3">WIP</text:span></text:p>
      <text:p text:style-name="P9"><text:span text:style-name="T38">U</text:span><text:span text:style-name="T39">sing Maverick seeker for targeting:</text:span></text:p>
      <text:list xml:id="list1802402782" text:style-name="L2">
        <text:list-item>
          <text:p text:style-name="P28"><text:span text:style-name="T12">(</text:span><text:span text:style-name="T11">Optional, for decluttering) Put HUD in CCIP mode with </text:span><text:span text:style-name="T21">Master Mode Control Button</text:span><text:span text:style-name="T11"> (</text:span><text:span text:style-name="T21">Lower Gray Button</text:span><text:span text:style-name="T11">). <text:s/>This gives you the small gun cross instead of the large pipper.</text:span></text:p>
        </text:list-item>
        <text:list-item>
          <text:p text:style-name="P29"><text:span text:style-name="T60">S</text:span><text:span text:style-name="T59">elect Mavericks in DSMS:</text:span></text:p>
          <text:list>
            <text:list-item>
              <text:p text:style-name="P11"><text:span text:style-name="T60">On </text:span><text:span text:style-name="T62">left</text:span><text:span text:style-name="T61"> MFD</text:span><text:span text:style-name="T60">, press </text:span><text:span text:style-name="T61">DSMS</text:span><text:span text:style-name="T60"> OSB.</text:span></text:p>
            </text:list-item>
            <text:list-item>
              <text:p text:style-name="P30"><text:span text:style-name="T64">Press </text:span><text:span text:style-name="T46">3 and 9 </text:span><text:span text:style-name="T47">OSB</text:span><text:span text:style-name="T46">s</text:span><text:span text:style-name="T64"> </text:span><text:span text:style-name="T63">(</text:span><text:span text:style-name="T64">next to Maverick pylon</text:span><text:span text:style-name="T58">s</text:span><text:span text:style-name="T63">)</text:span><text:span text:style-name="T64"> to select</text:span><text:span text:style-name="T58">/highlight them.</text:span></text:p>
            </text:list-item>
          </text:list>
        </text:list-item>
        <text:list-item>
          <text:p text:style-name="P11"><text:span text:style-name="T12">On </text:span><text:span text:style-name="T22">left</text:span><text:span text:style-name="T24"> MFD</text:span><text:span text:style-name="T12">, </text:span><text:span text:style-name="T16">go to </text:span><text:span text:style-name="T22">MAV</text:span><text:span text:style-name="T16"> page with </text:span><text:span text:style-name="T22">Coolie Hat left</text:span><text:span text:style-name="T16"> (</text:span><text:span text:style-name="T22">Dish Hat left</text:span><text:span text:style-name="T16">) or </text:span><text:span text:style-name="T13">press </text:span><text:span text:style-name="T23">MAV</text:span><text:span text:style-name="T13"> OSB</text:span><text:span text:style-name="T16">.</text:span></text:p>
        </text:list-item>
        <text:list-item>
          <text:p text:style-name="P28"><text:span text:style-name="T11">If MFD says </text:span><text:span text:style-name="T21">OFF</text:span><text:span text:style-name="T11"> at the top</text:span><text:span text:style-name="T17"> right</text:span><text:span text:style-name="T11">, turn on Mavericks:</text:span></text:p>
          <text:list>
            <text:list-item>
              <text:p text:style-name="P11"><text:span text:style-name="T13">Press </text:span><text:span text:style-name="T23">EO OFF</text:span><text:span text:style-name="T13"> OSB to change to </text:span><text:span text:style-name="T22">EO </text:span><text:span text:style-name="T23">ON</text:span><text:span text:style-name="T12">. <text:s/></text:span><text:span text:style-name="T13">Missiles</text:span><text:span text:style-name="T12"> take </text:span><text:span text:style-name="T24">3 minutes</text:span><text:span text:style-name="T12"> to cool down.</text:span><text:span text:style-name="T16"> <text:s/>MFD says </text:span><text:span text:style-name="T22">ALIGN</text:span><text:span text:style-name="T16">.</text:span></text:p>
            </text:list-item>
            <text:list-item>
              <text:p text:style-name="P11"><text:span text:style-name="T12">W</text:span><text:span text:style-name="T13">hen</text:span><text:span text:style-name="T17"> missiles are ready, </text:span><text:span text:style-name="T23">ALIGN</text:span><text:span text:style-name="T13"> message </text:span><text:span text:style-name="T17">is replaced with Maverick video feed </text:span><text:span text:style-name="T13">and HUD goes from </text:span><text:span text:style-name="T23">ALN</text:span><text:span text:style-name="T13"> to </text:span><text:span text:style-name="T23">RDY</text:span><text:span text:style-name="T17">.</text:span></text:p>
            </text:list-item>
          </text:list>
        </text:list-item>
        <text:list-item>
          <text:p text:style-name="P11"><text:span text:style-name="T13">Press </text:span><text:span text:style-name="T23">Coolie Hat </text:span><text:span text:style-name="T26">left </text:span><text:span text:style-name="T23">long</text:span><text:span text:style-name="T13"> (</text:span><text:span text:style-name="T23">Dish Hat </text:span><text:span text:style-name="T26">left </text:span><text:span text:style-name="T23">long</text:span><text:span text:style-name="T13">) to set </text:span><text:span text:style-name="T23">SOI</text:span><text:span text:style-name="T13"> to </text:span><text:span text:style-name="T26">left</text:span><text:span text:style-name="T23"> MFD</text:span><text:span text:style-name="T13"> (the one with the MAV page).</text:span><text:span text:style-name="T18"> <text:s/></text:span><text:span text:style-name="T26">Maverick controls</text:span><text:span text:style-name="T18">:</text:span></text:p>
        </text:list-item>
      </text:list>
      <text:list xml:id="list820762861" text:style-name="L3">
        <text:list-item>
          <text:list>
            <text:list-item>
              <text:p text:style-name="P17"><text:span text:style-name="T49">T</text:span><text:span text:style-name="T45">oggle Wide/Narrow FOV</text:span> <text:span text:style-name="T65">... </text:span><text:span text:style-name="T45">China Hat forward short</text:span> (<text:span text:style-name="T45">Forward Thumb Button press short</text:span>)</text:p>
            </text:list-item>
            <text:list-item>
              <text:p text:style-name="P19"><text:span text:style-name="T45">Lock target manually</text:span>... <text:span text:style-name="T45">TMS forward short</text:span> (<text:span text:style-name="T45">Gray Reset Hat forward short</text:span>)</text:p>
            </text:list-item>
            <text:list-item>
              <text:p text:style-name="P20"><text:span text:style-name="T49">Ground lock seeker</text:span><text:span text:style-name="T65"> ... </text:span><text:span text:style-name="T45">TMS aft short</text:span> (<text:span text:style-name="T45">Gray Reset Hat back short</text:span><text:span text:style-name="T65">)</text:span></text:p>
            </text:list-item>
            <text:list-item>
              <text:p text:style-name="P12"><text:span text:style-name="T26">Unlock/return to boresight</text:span><text:span text:style-name="T18"> ... </text:span><text:span text:style-name="T26">China Hat back short</text:span><text:span text:style-name="T18"> (</text:span><text:span text:style-name="T26">Rear Thumb Button press short</text:span><text:span text:style-name="T18">)</text:span></text:p>
            </text:list-item>
            <text:list-item>
              <text:p text:style-name="P20"><text:span text:style-name="T49">Set Maverick target as SPI</text:span><text:span text:style-name="T65"> ... </text:span><text:span text:style-name="T45">TMS forward long</text:span> (<text:span text:style-name="T45">Gray Reset Hat forward long</text:span>)</text:p>
            </text:list-item>
            <text:list-item>
              <text:p text:style-name="P17"><text:span text:style-name="T49">Symbology color</text:span><text:span text:style-name="T65"> ... </text:span><text:span text:style-name="T45">Boat Switch </text:span><text:span text:style-name="T50">up/down/press</text:span><text:span text:style-name="T66"> </text:span>(<text:span text:style-name="T45">Pinky Switch up/down/press</text:span><text:span text:style-name="T66">) for black/white/auto</text:span>.</text:p>
            </text:list-item>
          </text:list>
        </text:list-item>
      </text:list>
      <text:list xml:id="list202124655250057" text:continue-list="list1802402782" text:style-name="L2">
        <text:list-item>
          <text:p text:style-name="P21"><text:span text:style-name="T49">Seeker reticle</text:span><text:span text:style-name="T65"> shows on </text:span><text:span text:style-name="T49">HUD</text:span><text:span text:style-name="T65">. <text:s/></text:span>Slew onto target with <text:span text:style-name="T45">TDC </text:span><text:span text:style-name="T49">M</text:span><text:span text:style-name="T45">inistick</text:span>. <text:s/>It will automatically lock any target inside the tracking gate when it stops slewing.</text:p>
        </text:list-item>
        <text:list-item>
          <text:p text:style-name="P25">DLZ range indicator is on the lower left of the Maverick MFD.</text:p>
        </text:list-item>
        <text:list-item>
          <text:p text:style-name="P21">When you have lock<text:span text:style-name="T65"> (reticle on MFD is "buzzing")</text:span> and are in range, press <text:span text:style-name="T45">Red Button</text:span> to fire.</text:p>
        </text:list-item>
      </text:list>
      <text:list xml:id="list2105877835" text:style-name="L4">
        <text:list-item>
          <text:list>
            <text:list-item>
              <text:p text:style-name="P22">NOTE Flaps must be up to fire.</text:p>
            </text:list-item>
          </text:list>
        </text:list-item>
      </text:list>
      <text:p text:style-name="P9"><text:span text:style-name="T38">U</text:span><text:span text:style-name="T39">sing TPOD</text:span><text:span text:style-name="T40"> for targeting:</text:span></text:p>
      <text:list xml:id="list1881527649" text:style-name="L5">
        <text:list-item>
          <text:p text:style-name="P13"><text:span text:style-name="T12">F</text:span><text:span text:style-name="T13">ollow </text:span><text:span text:style-name="T23">steps 1-</text:span><text:span text:style-name="T27">4</text:span><text:span text:style-name="T23"> above</text:span><text:span text:style-name="T13"> to select and arm missile</text:span><text:span text:style-name="T19">s</text:span><text:span text:style-name="T13">.</text:span></text:p>
        </text:list-item>
        <text:list-item>
          <text:p text:style-name="P13"><text:span text:style-name="T13">On </text:span><text:span text:style-name="T26">right</text:span><text:span text:style-name="T23"> MFD</text:span><text:span text:style-name="T13">, press </text:span><text:span text:style-name="T23">TGP OSB</text:span><text:span text:style-name="T13">, then press </text:span><text:span text:style-name="T23">A-G</text:span><text:span text:style-name="T13"> OSB to select air-to-ground mode.</text:span></text:p>
        </text:list-item>
        <text:list-item>
          <text:p text:style-name="P13"><text:span text:style-name="T13">Press </text:span><text:span text:style-name="T23">Coolie Hat </text:span><text:span text:style-name="T26">right</text:span><text:span text:style-name="T23"> long</text:span><text:span text:style-name="T13"> (</text:span><text:span text:style-name="T23">Dish Hat </text:span><text:span text:style-name="T26">right</text:span><text:span text:style-name="T23"> long</text:span><text:span text:style-name="T13">) to set </text:span><text:span text:style-name="T25">SOI</text:span><text:span text:style-name="T14"> to MFD with </text:span><text:span text:style-name="T25">TGP</text:span><text:span text:style-name="T14">.</text:span></text:p>
        </text:list-item>
        <text:list-item>
          <text:p text:style-name="P18"><text:span text:style-name="T45">Designate target with TGP</text:span> (see TGP page<text:span text:style-name="T67"> for full steps</text:span>).</text:p>
          <text:list>
            <text:list-item>
              <text:p text:style-name="P31"><text:span text:style-name="T1">Slew</text:span><text:span text:style-name="T41"> ... </text:span><text:span text:style-name="T1">TDC Ministick</text:span></text:p>
            </text:list-item>
            <text:list-item>
              <text:p text:style-name="P31"><text:span text:style-name="T1">Zoom</text:span><text:span text:style-name="T41"> ... </text:span><text:span text:style-name="T1">DMS forward/aft</text:span><text:span text:style-name="T41"> (</text:span><text:span text:style-name="T1">Middle Finger Hat up/down</text:span><text:span text:style-name="T41">)</text:span></text:p>
            </text:list-item>
            <text:list-item>
              <text:p text:style-name="P31"><text:span text:style-name="T1">FOV </text:span><text:span text:style-name="T6">Wide/Narrow </text:span><text:span text:style-name="T1">toggle</text:span><text:span text:style-name="T41"> ... </text:span><text:span text:style-name="T1">China Hat forward short</text:span><text:span text:style-name="T41"> (</text:span><text:span text:style-name="T1">Front Thumb Button press short</text:span><text:span text:style-name="T41">)</text:span></text:p>
            </text:list-item>
            <text:list-item>
              <text:p text:style-name="P31"><text:span text:style-name="T9">Lock target, toggle </text:span><text:span text:style-name="T1">Point/Area track</text:span><text:span text:style-name="T42"> </text:span><text:span text:style-name="T41">... </text:span><text:span text:style-name="T1">TMS up short</text:span><text:span text:style-name="T41"> (</text:span><text:span text:style-name="T1">Gray Reset Hat forward short</text:span><text:span text:style-name="T41">)</text:span></text:p>
            </text:list-item>
            <text:list-item>
              <text:p text:style-name="P31"><text:span text:style-name="T1">Set SPI at crosshairs</text:span><text:span text:style-name="T41"> ... </text:span><text:span text:style-name="T1">TMS up long</text:span><text:span text:style-name="T41"> (</text:span><text:span text:style-name="T1">Gray Reset Hat forward long</text:span><text:span text:style-name="T41">)</text:span></text:p>
            </text:list-item>
            <text:list-item>
              <text:p text:style-name="P13"><text:span text:style-name="T5">Reset to boresight</text:span><text:span text:style-name="T43"> ... </text:span><text:span text:style-name="T5">China Hat aft short</text:span><text:span text:style-name="T43"> (</text:span><text:span text:style-name="T5">Rear Thumb Button press short</text:span><text:span text:style-name="T43">)</text:span></text:p>
            </text:list-item>
            <text:list-item>
              <text:p text:style-name="P13"><text:span text:style-name="T5">Reset to steerpoint</text:span><text:span text:style-name="T43"> ... </text:span><text:span text:style-name="T5">China Hat aft long</text:span><text:span text:style-name="T43"> (</text:span><text:span text:style-name="T5">Rear Thumb Button press long</text:span><text:span text:style-name="T43">)</text:span></text:p>
            </text:list-item>
            <text:list-item>
              <text:p text:style-name="P13"><text:span text:style-name="T5">Reset to SPI</text:span><text:span text:style-name="T43"> ... </text:span><text:span text:style-name="T5">China Hat forward long</text:span><text:span text:style-name="T43"> (</text:span><text:span text:style-name="T5">Front Thumb Button press long</text:span><text:span text:style-name="T43">)</text:span></text:p>
            </text:list-item>
            <text:list-item>
              <text:p text:style-name="P13"><text:span text:style-name="T25">FLIR/CCD mode</text:span><text:span text:style-name="T14"> ... </text:span><text:span text:style-name="T25">Boat Switch forward/aft</text:span><text:span text:style-name="T14"> (</text:span><text:span text:style-name="T25">Pinky Switch down/up</text:span><text:span text:style-name="T14">) for </text:span><text:span text:style-name="T25">FLIR BHOT/WHOT</text:span><text:span text:style-name="T14">, </text:span><text:span text:style-name="T25">Boat Switch center</text:span><text:span text:style-name="T14"> (</text:span><text:span text:style-name="T25">Pinky Switch press</text:span><text:span text:style-name="T14">) for </text:span><text:span text:style-name="T25">CCD</text:span><text:span text:style-name="T14"> (TV mode).</text:span></text:p>
            </text:list-item>
          </text:list>
        </text:list-item>
        <text:list-item>
          <text:p text:style-name="P32"><text:span text:style-name="T14">S</text:span><text:span text:style-name="T11">et the </text:span><text:span text:style-name="T21">SPI</text:span><text:span text:style-name="T11"> to the target with </text:span><text:span text:style-name="T21">TMS up long</text:span><text:span text:style-name="T11"> (</text:span><text:span text:style-name="T21">Gray Reset Hat forward long</text:span><text:span text:style-name="T11">).</text:span></text:p>
        </text:list-item>
        <text:list-item>
          <text:p text:style-name="P32"><text:span text:style-name="T21">Point all sensors</text:span><text:span text:style-name="T11"> (including the Maverick) at the </text:span><text:span text:style-name="T21">SPI</text:span><text:span text:style-name="T11"> with </text:span><text:span text:style-name="T21">China Hat forward long</text:span><text:span text:style-name="T11"> (</text:span><text:span text:style-name="T21">Front Thumb Button long</text:span><text:span text:style-name="T11">)</text:span></text:p>
        </text:list-item>
        <text:list-item>
          <text:p text:style-name="P13"><text:span text:style-name="T20">P</text:span><text:span text:style-name="T14">ress </text:span><text:span text:style-name="T25">Coolie Hat </text:span><text:span text:style-name="T28">left</text:span><text:span text:style-name="T25"> long</text:span><text:span text:style-name="T14"> (</text:span><text:span text:style-name="T25">Dish Hat </text:span><text:span text:style-name="T28">left</text:span><text:span text:style-name="T25"> long</text:span><text:span text:style-name="T14">) to set </text:span><text:span text:style-name="T25">SOI</text:span><text:span text:style-name="T14"> to </text:span><text:span text:style-name="T25">MAV</text:span><text:span text:style-name="T14"> MFD</text:span><text:span text:style-name="T20"> for final adjustments.</text:span></text:p>
        </text:list-item>
      </text:list>
      <text:list xml:id="list1967247443" text:style-name="L6">
        <text:list-item>
          <text:list>
            <text:list-item>
              <text:p text:style-name="P14"><text:span text:style-name="T15">It probably won't be able to lock yet at long range. <text:s/>When you get closer, press </text:span><text:span text:style-name="T25">TMS </text:span><text:span text:style-name="T29">up</text:span><text:span text:style-name="T25"> short</text:span><text:span text:style-name="T14"> (</text:span><text:span text:style-name="T25">Gray Reset Hat forward short</text:span><text:span text:style-name="T14">)</text:span><text:span text:style-name="T15"> to try to lock the target.</text:span></text:p>
            </text:list-item>
          </text:list>
        </text:list-item>
      </text:list>
      <text:list xml:id="list202124331391255" text:continue-list="list1881527649" text:style-name="L5">
        <text:list-item>
          <text:p text:style-name="P26">DLZ range indicator is on the lower left of the Maverick MFD.</text:p>
        </text:list-item>
        <text:list-item>
          <text:p text:style-name="P23">When you have lock<text:span text:style-name="T65"> (reticle on MFD is "buzzing")</text:span> and are in range, press <text:span text:style-name="T45">Red Button</text:span> to fire.</text:p>
        </text:list-item>
      </text:list>
      <text:list xml:id="list4062702256" text:style-name="L7">
        <text:list-item>
          <text:p text:style-name="P24">NOTE Flaps must be up to fire.</text:p>
        </text:list-item>
      </text:list>
      <text:p text:style-name="P7"/>
      <text:p text:style-name="P8">AGM-65L (A-10C II only) -- TODO</text:p>
      <text:list xml:id="list102585167" text:style-name="L8">
        <text:list-item>
          <text:p text:style-name="P27">Select missile and power on (takes 30 seconds to spin up the gyros).</text:p>
        </text:list-item>
        <text:list-item>
          <text:p text:style-name="P27">Designate target with TGP and fire the laser (Flip-down Trigger press to toggle).</text:p>
        </text:list-item>
        <text:list-item>
          <text:p text:style-name="P27">Maverick page should show laser reticle with X showing missile seeker pointing. <text:s/>X turns to solid square when locked on the laser. <text:s/>Range DLZ shown on left of HUD. <text:s/>Fire with Red Button.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2T09:32:40.211000000</meta:creation-date>
    <dc:date>2022-02-08T20:21:23.209000000</dc:date>
    <meta:editing-duration>P1DT11H14M33S</meta:editing-duration>
    <meta:editing-cycles>60</meta:editing-cycles>
    <meta:generator>LibreOffice/7.0.3.1$Windows_X86_64 LibreOffice_project/d7547858d014d4cf69878db179d326fc3483e082</meta:generator>
    <meta:document-statistic meta:table-count="0" meta:image-count="0" meta:object-count="0" meta:page-count="1" meta:paragraph-count="57" meta:word-count="737" meta:character-count="3908" meta:non-whitespace-character-count="3264"/>
  </office:meta>
</office:document-meta>
</file>